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 style:list-style-name="L1">
      <style:text-properties style:font-name="Arial" fo:font-size="16pt" style:font-size-asian="16pt" style:font-size-complex="16p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4945968280584470" text:style-name="L1">
        <text:list-item>
          <text:p text:style-name="P17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7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10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1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1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9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9_102145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>and with a flood / to cover / a completion,destruction / to do,make</text:p>
            <text:p text:style-name="P10">a locality thereof / and his adversary / to run after – the dark</text:p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>what,why ? / to fabricate,think / towards – jehovah / <text:s/>a completion,destruction / he / to do,make / not – to rise up / a stroke / adversary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P8">@@@</text:p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6">כִּי עַד־סִירִים סְבֻכִים וּכְסָבְאָם </text:p>
            <text:p text:style-name="P1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0"/>
          </table:table-cell>
        </table:table-row>
      </table:table>
      <text:p text:style-name="P3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6">**מִמֵּ</text:p>
            <text:p text:style-name="P16">יָצָא חֹשֵׁב עַל־יְהוָה רָעָה </text:p>
            <text:p text:style-name="P16">יֹעֵץ בְּלִיָּעַל ס</text:p>
          </table:table-cell>
        </table:table-row>
        <table:table-row>
          <table:table-cell table:style-name="表3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5"><text:soft-page-break/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8536126466786342296" text:style-name="L2">
        <text:list-item>
          <text:p text:style-name="P19">time label ==&gt; paste</text:p>
        </text:list-item>
        <text:list-item>
          <text:p text:style-name="P19">“@@@” ==&gt; move to → at the bottom of the doc area</text:p>
        </text:list-item>
        <text:list-item>
          <text:p text:style-name="P19">DUP : template</text:p>
        </text:list-item>
        <text:list-item>
          <text:p text:style-name="P19">close</text:p>
          <text:list>
            <text:list-item>
              <text:p text:style-name="P19">web pages</text:p>
            </text:list-item>
            <text:list-item>
              <text:p text:style-name="P19">sheet file</text:p>
            </text:list-item>
            <text:list-item>
              <text:p text:style-name="P19">folders (if any)</text:p>
            </text:list-item>
            <text:list-item>
              <text:p text:style-name="P19">this</text:p>
            </text:list-item>
          </text:list>
        </text:list-item>
      </text:list>
      <text:p text:style-name="P5">/ --------------------------------------- [STEPS : closing] 20191009_161940 /</text:p>
      <text:p text:style-name="P5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9T10:32:10.98</dc:date>
    <dc:creator>iwabuchi ken</dc:creator>
    <meta:editing-duration>P1DT15H57M</meta:editing-duration>
    <meta:editing-cycles>125</meta:editing-cycles>
    <meta:generator>OpenOffice/4.1.3$Win32 OpenOffice.org_project/413m1$Build-9783</meta:generator>
    <meta:document-statistic meta:table-count="41" meta:image-count="0" meta:object-count="0" meta:page-count="19" meta:paragraph-count="395" meta:word-count="1811" meta:character-count="11005"/>
  </office:meta>
</office:document-meta>
</file>